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font-name="新細明體" style:font-name-asian="新細明體"/>
    </style:style>
    <style:style style:name="P2" style:family="paragraph" style:parent-style-name="Standard" style:list-style-name="L1">
      <style:text-properties style:font-name="新細明體" style:font-name-asian="新細明體"/>
    </style:style>
    <style:style style:name="P3" style:family="paragraph" style:parent-style-name="Standard">
      <style:text-properties style:font-name="新細明體" officeooo:paragraph-rsid="001c53de" style:font-name-asian="新細明體"/>
    </style:style>
    <style:style style:name="P4" style:family="paragraph" style:parent-style-name="Standard">
      <style:text-properties style:font-name="新細明體" officeooo:paragraph-rsid="001ccf19" style:font-name-asian="新細明體"/>
    </style:style>
    <style:style style:name="P5" style:family="paragraph" style:parent-style-name="Standard">
      <style:text-properties style:font-name="新細明體" officeooo:paragraph-rsid="002fac00" style:font-name-asian="新細明體"/>
    </style:style>
    <style:style style:name="P6" style:family="paragraph" style:parent-style-name="Standard">
      <style:text-properties style:font-name="新細明體" officeooo:paragraph-rsid="0039e5de" style:font-name-asian="新細明體"/>
    </style:style>
    <style:style style:name="P7" style:family="paragraph" style:parent-style-name="Standard">
      <style:text-properties style:font-name="新細明體" officeooo:paragraph-rsid="003e5c6c" style:font-name-asian="新細明體"/>
    </style:style>
    <style:style style:name="P8" style:family="paragraph" style:parent-style-name="Standard">
      <style:text-properties style:font-name="新細明體" officeooo:paragraph-rsid="00419a4e" style:font-name-asian="新細明體"/>
    </style:style>
    <style:style style:name="P9" style:family="paragraph" style:parent-style-name="Standard">
      <style:text-properties style:font-name="新細明體" officeooo:paragraph-rsid="004c41fd" style:font-name-asian="新細明體"/>
    </style:style>
    <style:style style:name="P10" style:family="paragraph" style:parent-style-name="Standard">
      <style:text-properties style:font-name="新細明體" officeooo:paragraph-rsid="004e61ca" style:font-name-asian="新細明體"/>
    </style:style>
    <style:style style:name="P11" style:family="paragraph" style:parent-style-name="Standard">
      <style:text-properties style:font-name="新細明體" officeooo:paragraph-rsid="004efe28" style:font-name-asian="新細明體"/>
    </style:style>
    <style:style style:name="P12" style:family="paragraph" style:parent-style-name="Standard">
      <style:text-properties officeooo:paragraph-rsid="00232902"/>
    </style:style>
    <style:style style:name="T1" style:family="text">
      <style:text-properties officeooo:rsid="00204128"/>
    </style:style>
    <style:style style:name="T2" style:family="text">
      <style:text-properties fo:font-variant="normal" fo:text-transform="none" fo:color="#202122" loext:opacity="100%" fo:letter-spacing="normal" style:font-name-asian="sans-serif" style:font-size-asian="11.25pt" style:font-style-asian="normal" style:font-weight-asian="normal"/>
    </style:style>
    <style:style style:name="T3" style:family="text">
      <style:text-properties fo:font-variant="normal" fo:text-transform="none" fo:color="#0645ad" loext:opacity="100%" style:text-line-through-style="none" style:text-line-through-type="none" fo:letter-spacing="normal" style:text-underline-style="none" style:text-blinking="false" fo:background-color="#ffffff" loext:char-shading-value="0" style:font-name-asian="sans-serif" style:font-size-asian="11.25pt" style:font-style-asian="normal" style:font-weight-asian="normal"/>
    </style:style>
    <style:style style:name="T4" style:family="text">
      <style:text-properties style:font-name="新細明體" style:font-name-asian="新細明體"/>
    </style:style>
    <style:style style:name="T5" style:family="text">
      <style:text-properties officeooo:rsid="0023ce4c"/>
    </style:style>
    <style:style style:name="T6" style:family="text">
      <style:text-properties officeooo:rsid="0025bcf3"/>
    </style:style>
    <style:style style:name="T7" style:family="text">
      <style:text-properties officeooo:rsid="00419a4e"/>
    </style:style>
    <style:style style:name="T8" style:family="text">
      <style:text-properties officeooo:rsid="00427650"/>
    </style:style>
    <style:style style:name="T9" style:family="text">
      <style:text-properties officeooo:rsid="00427c2c"/>
    </style:style>
    <style:style style:name="T10" style:family="text">
      <style:text-properties officeooo:rsid="0049d1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51470991" text:style-name="L1">
        <text:list-item>
          <text:p text:style-name="P2">手機修仙系統？又一個糞game</text:p>
        </text:list-item>
        <text:list-item>
          <text:p text:style-name="P2">林樂的悲慘一天</text:p>
        </text:list-item>
        <text:list-item>
          <text:p text:style-name="P2">禍不單行</text:p>
        </text:list-item>
        <text:list-item>
          <text:p text:style-name="P2">絕望的林樂</text:p>
        </text:list-item>
        <text:list-item>
          <text:p text:style-name="P2">真‧首儲獎勵</text:p>
        </text:list-item>
        <text:list-item>
          <text:p text:style-name="P2">重新開局？</text:p>
        </text:list-item>
        <text:list-item>
          <text:p text:style-name="P2">人物狀態表</text:p>
        </text:list-item>
        <text:list-item>
          <text:p text:style-name="P2">解鎖洞府，開啟修行路</text:p>
        </text:list-item>
        <text:list-item>
          <text:p text:style-name="P2">練體還是修法</text:p>
        </text:list-item>
        <text:list-item>
          <text:p text:style-name="P2">這是個氪金GAME阿</text:p>
        </text:list-item>
        <text:list-item>
          <text:p text:style-name="P2">同日不同天</text:p>
        </text:list-item>
        <text:list-item>
          <text:p text:style-name="P2">無職兼散修</text:p>
        </text:list-item>
        <text:list-item>
          <text:p text:style-name="P2">觸發新手任務</text:p>
        </text:list-item>
        <text:list-item>
          <text:p text:style-name="P2">這橋段有點不對勁</text:p>
        </text:list-item>
        <text:list-item>
          <text:p text:style-name="P2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設定集:</text:p>
      <text:p text:style-name="P1"/>
      <text:p text:style-name="P1"/>
      <text:p text:style-name="P1">現代世界:</text:p>
      <text:p text:style-name="P1">夸克、費米子、玻色子</text:p>
      <text:p text:style-name="P1"><text:soft-page-break/></text:p>
      <text:p text:style-name="P1"/>
      <text:p text:style-name="P1">靈氣:靈氣乃是修仙界最小單位的粒子(同時也是機器人) EX: 目前科學界，會使用一些分子當*機器人去切割DNA，這些靈氣粒子同時也能在體內進行各種用途，也就造就了修仙的法力等等</text:p>
      <text:p text:style-name="P1"/>
      <text:p text:style-name="P3">靈氣種類:既然靈氣這些粒子是像機器人那樣，那當然有種類，分為基本的五行粒子的</text:p>
      <text:p text:style-name="P3">金:各種金屬分子</text:p>
      <text:p text:style-name="P3">木:作用在植物，酵素，</text:p>
      <text:p text:style-name="P3">水:溫度，減少熱能，*水分子</text:p>
      <text:p text:style-name="P3">火：溫度，增加熱能</text:p>
      <text:p text:style-name="P3">土:重力，引力</text:p>
      <text:p text:style-name="P3">進階的</text:p>
      <text:p text:style-name="P4">光:放出電磁波</text:p>
      <text:p text:style-name="P4">暗:吸收電磁波</text:p>
      <text:p text:style-name="P4">風:對氣體產生壓力/引力</text:p>
      <text:p text:style-name="P4">雷:熱、光、型態改變</text:p>
      <text:p text:style-name="P4">妖魔粒子:包羅萬象、模仿、吸收</text:p>
      <text:p text:style-name="P4">魂介子:</text:p>
      <text:p text:style-name="P4">戾粒子:</text:p>
      <text:p text:style-name="P4">...<text:span text:style-name="T1">etc</text:span></text:p>
      <text:p text:style-name="P4"/>
      <text:p text:style-name="P5">人 : <text:s/>人體細胞 = 人體細胞 : 原子 <text:s text:c="2"/>= 一個夸克 : 法基子</text:p>
      <text:p text:style-name="P5"/>
      <text:p text:style-name="P4">質子有三個夸克</text:p>
      <text:p text:style-name="P4"/>
      <text:p text:style-name="P4">暗物質=反基子、本源、基子</text:p>
      <text:p text:style-name="P4">基子 + <text:s/>反基子 =&gt; 能量</text:p>
      <text:p text:style-name="P4">法基子 <text:s/>= 能修改基子的一種粒子，簡單來說就是天道用來使用的一個最基本的微型機器人</text:p>
      <text:p text:style-name="P4">法基子+夸克 = 五行、妖魔、</text:p>
      <text:p text:style-name="P4">法基子+玻色子 = 光暗風雷、魂介子、戾粒子</text:p>
      <text:p text:style-name="P4">法基子+天道規則(CLK)+程式修改 (因果法則越少，越容易穿越時空)</text:p>
      <text:p text:style-name="P4">(可能形成 多次元宇宙(宇宙複製、天道內有多宇宙)、或是原宇宙修改(閉環理論)、跳脫天道掌控(難)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練體、修法、魂、法器、靈丹、禦獸</text:p>
      <text:p text:style-name="P4"/>
      <text:p text:style-name="P4"><text:soft-page-break/>練體:基本上，將自身細胞學習特殊粒子，做改變</text:p>
      <text:p text:style-name="P4"/>
      <text:p text:style-name="P4">修法:讓自身可以容納靈氣粒子並儲存起來</text:p>
      <text:p text:style-name="P4"/>
      <text:p text:style-name="P4">魂修:(科學世界也有，就是所謂的修練精神，但因為沒辦法科學會修行，所以無法大成)；仙俠世界中，有東西可以增強電磁波，並增加儲存DATA的空間(增加魂介子)</text:p>
      <text:p text:style-name="P4"/>
      <text:p text:style-name="P4">法器/符咒/陣法/圖騰:借助各種外物，將基本粒子及法術(程式<text:span text:style-name="T10">)抄錄下來</text:span></text:p>
      <text:p text:style-name="P4"/>
      <text:p text:style-name="P4">靈丹:借助煉丹爐，將各種基本粒子及法術記錄下來，與法器類似，不同的是，法器基本粒子較少，且通常是外放，靈丹基本粒子濃縮，且通常內用，但兩者原理相通</text:p>
      <text:p text:style-name="P4"/>
      <text:p text:style-name="P4">禦獸:說穿了就是用各種方法，強化妖獸、並溝通控制妖獸(藉由精神、或外物)</text:p>
      <text:p text:style-name="P4"/>
      <text:p text:style-name="P4"/>
      <text:p text:style-name="P4"/>
      <text:p text:style-name="P12"><text:span text:style-name="T4">三魂:胎光、『奭』ㄕˋ靈、幽精 (</text:span><text:span text:style-name="T2">元神、陽神、陰神</text:span> )(天地人)</text:p>
      <text:p text:style-name="P12"><text:span text:style-name="T4">七魄:</text:span><text:span text:style-name="T2">屍狗、伏矢、雀陰、吞賊、非毒、除穢、臭肺</text:span> (<text:a xlink:type="simple" xlink:href="https://zh.wikipedia.org/wiki/喜" text:style-name="Internet_20_link" text:visited-style-name="Visited_20_Internet_20_Link"><text:span text:style-name="T3">喜</text:span></text:a><text:span text:style-name="T2">、</text:span><text:a xlink:type="simple" xlink:href="https://zh.wikipedia.org/wiki/怒" text:style-name="Internet_20_link" text:visited-style-name="Visited_20_Internet_20_Link"><text:span text:style-name="T3">怒</text:span></text:a><text:span text:style-name="T2">、</text:span><text:a xlink:type="simple" xlink:href="https://zh.wikipedia.org/wiki/哀" text:style-name="Internet_20_link" text:visited-style-name="Visited_20_Internet_20_Link"><text:span text:style-name="T3">哀</text:span></text:a><text:span text:style-name="T2">、</text:span><text:a xlink:type="simple" xlink:href="https://zh.wikipedia.org/wiki/恐懼" text:style-name="Internet_20_link" text:visited-style-name="Visited_20_Internet_20_Link"><text:span text:style-name="T3">懼</text:span></text:a><text:span text:style-name="T2">、</text:span><text:a xlink:type="simple" xlink:href="https://zh.wikipedia.org/wiki/愛" text:style-name="Internet_20_link" text:visited-style-name="Visited_20_Internet_20_Link"><text:span text:style-name="T3">愛</text:span></text:a><text:span text:style-name="T2">、</text:span><text:a xlink:type="simple" xlink:href="https://zh.wikipedia.org/wiki/惡" text:style-name="Internet_20_link" text:visited-style-name="Visited_20_Internet_20_Link"><text:span text:style-name="T3">惡</text:span></text:a><text:span text:style-name="T2">、</text:span><text:a xlink:type="simple" xlink:href="https://zh.wikipedia.org/wiki/慾望" text:style-name="Internet_20_link" text:visited-style-name="Visited_20_Internet_20_Link"><text:span text:style-name="T3">慾</text:span></text:a> )</text:p>
      <text:p text:style-name="P1"/>
      <text:p text:style-name="P1">三魂:類似於電磁波(但不是電磁波、某種精神(抽象)的波動)、程式等等</text:p>
      <text:p text:style-name="P1">基本的電磁波，類似於<text:span text:style-name="T5">function，陰神 (本能)</text:span></text:p>
      <text:p text:style-name="P1">複雜一點，組成<text:span text:style-name="T5">class,擁有許多種function 陽神 (種族)</text:span></text:p>
      <text:p text:style-name="P1">在複雜一點，會儲存<text:span text:style-name="T5">data，並依據data行事，即是靈魂。圓神 (感知)</text:span></text:p>
      <text:p text:style-name="P1"/>
      <text:p text:style-name="P1">七魄:肉體上的基本<text:span text:style-name="T6">interface，三魂呼叫七魄，類似於system call這樣。七魄再去對肉體進行動作</text:span></text:p>
      <text:p text:style-name="P1"/>
      <text:p text:style-name="P1">宏觀與微觀之差</text:p>
      <text:p text:style-name="P1"/>
      <text:p text:style-name="P1">對於科學來說；</text:p>
      <text:p text:style-name="P1">人之所以為人，人是75兆個細胞合成，每個細胞其實可以獨立存活(陰神)</text:p>
      <text:p text:style-name="P1">無法有感知是因為元神太過強大，細胞無法承擔</text:p>
      <text:p text:style-name="P1">但如果能改造</text:p>
      <text:p text:style-name="P1"/>
      <text:p text:style-name="P1">肉體:靈脈、丹田:退化器官(現代)、進化器官(修仙界)</text:p>
      <text:p text:style-name="P1">靈脈跟丹田的實際大小並不會因為修行變大、但是韌性、包容性、強度、內部使用各種粒子的效果卻會因為修行變強</text:p>
      <text:p text:style-name="P1"/>
      <text:p text:style-name="P1">聚靈:感受基本粒子，吸收並強化靈脈</text:p>
      <text:p text:style-name="P1">築基:粒子凝縮成特殊的轉換器、構造(丹田內，實際存在)</text:p>
      <text:p text:style-name="P1">金丹/妖丹:丹田內部的靈氣凝結成金丹(特殊的粒子構造)、可將元神依附上去</text:p>
      <text:p text:style-name="P7">元嬰:三魂強大到可以讓元神託付，而因為元嬰基本上是魂介子構成、而魂介子是各種粒子中最容易轉換為神識(電磁波)</text:p>
      <text:p text:style-name="P7">化神:元神強大到可以依託在虛空中的靈粒子(注意，現世界沒有靈粒子，所以元神沒有依託載體的話，會快速消失)</text:p>
      <text:p text:style-name="P7"/>
      <text:p text:style-name="P7">===========以下可創造小世界的天道=========</text:p>
      <text:p text:style-name="P7">問道:強大到可以在小範圍內編寫法則(天道規則)</text:p>
      <text:p text:style-name="P7">成仙(偽仙):強大到可以抵抗部分(壽命、生死)的天道規則<text:span text:style-name="T7">(病毒)</text:span></text:p>
      <text:p text:style-name="P7">真仙:渡過三災，了解大部分天道規則、可借用一部分天道規則<text:span text:style-name="T8">(sudo root)</text:span></text:p>
      <text:p text:style-name="P8"><text:soft-page-break/>大羅金仙:渡過九難，可改寫末端的天道規則(<text:span text:style-name="T9">ex:安裝外掛)</text:span></text:p>
      <text:p text:style-name="P8">道祖:某個則修練道極致、可更新天道規則的制定者(修改系統)</text:p>
      <text:p text:style-name="P8">天道(合道):修練道極致，元神直接與天道融合，會與原天道爭奪天道控制權</text:p>
      <text:p text:style-name="P7"/>
      <text:p text:style-name="P7"/>
      <text:p text:style-name="P7"/>
      <text:p text:style-name="P7">練體:</text:p>
      <text:p text:style-name="P7"/>
      <text:p text:style-name="P7">鍛體:藉由各種方式，讓自身肉體能擁有一部分基本粒子能力(EX: 皮膚的金/土的硬度、水的強化心臟血流增強力氣、火的產生爆發力)</text:p>
      <text:p text:style-name="P9">淬骨:同上一層、(木的快速生長、骨頭的金/土屬硬度、水的複製血液(復原能力))</text:p>
      <text:p text:style-name="P9">通血:連同血液，可讓血液自由轉化為各種基本粒子，產生各種能力</text:p>
      <text:p text:style-name="P9">金身:可以將各種身體內細胞轉化，因此就算心臟或頭顱重創，都能不死</text:p>
      <text:p text:style-name="P7">不滅:將細胞強大的變成像小世界一樣、分裂、可依託元神</text:p>
      <text:p text:style-name="P10">大乘:無視天道規則，細胞內的規則只聽命自己(壽命不減)</text:p>
      <text:p text:style-name="P7">武神:細胞內有一小世界，可創造出自身的天道能力</text:p>
      <text:p text:style-name="P11">羅天武神:開闢出一百零八個小世界</text:p>
      <text:p text:style-name="P7">道體:開創出十萬八千個小世界、不死不滅、難以被消滅</text:p>
      <text:p text:style-name="P7">混元歸一:跳脫天道，於另一個世界中成為一個新的世界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所謂的三災九難:</text:p>
      <text:p text:style-name="P7">天道的防毒軟體發現病毒，自動偵測，掃毒</text:p>
      <text:p text:style-name="P7"/>
      <text:p text:style-name="P1"/>
      <text:p text:style-name="P1"/>
      <text:p text:style-name="P1"/>
      <text:p text:style-name="P1"/>
      <text:p text:style-name="P1">所謂空間法術:</text:p>
      <text:p text:style-name="P1">分兩種、一種純粹壓縮概念、將物品(不包含三魂七魄)拆成構造的方程式，再重新組合</text:p>
      <text:p text:style-name="P1">*不需要懂怎麼怎麼構造成的，因為構造怎麼組成是呼叫天道，取得回應</text:p>
      <text:p text:style-name="P1">另一種:小世界，實際於世界中開創一個空間，並創造出出入口(瞬間移動)</text:p>
      <text:p text:style-name="P1"/>
      <text:p text:style-name="P1">所謂瞬間移動:</text:p>
      <text:p text:style-name="P1">牽扯到高次元理論:既然高次元可以將低次元世界摺疊，自然可以創造低次元世界的兩個蟲洞，造成所謂的瞬間移動，但移動過程會造成短暫進出高一及的次元，即所謂的傳送通道不穩</text:p>
      <text:p text:style-name="P1"/>
      <text:p text:style-name="P1">所謂的世界高低等，其實就是那個世界的天道能計算多少次元</text:p>
      <text:p text:style-name="P1">世界的次元就像是折疊，三次元是摺疊了三次，四次元是摺疊四次，但多的那一次也許是各種世界的組合而已</text:p>
      <text:p text:style-name="P1">本質上此書內的世界以三次元類似說明</text:p>
      <text:p text:style-name="P1">但細胞內也許又是低次元</text:p>
      <text:p text:style-name="P1">所謂時間法術:</text:p>
      <text:p text:style-name="P1">局部跟整個</text:p>
      <text:p text:style-name="P6"><text:soft-page-break/>法基子+天道規則(CLK)+程式修改 (因果法則越少，越容易穿越時空)</text:p>
      <text:p text:style-name="P6">(可能形成 多次元宇宙(宇宙複製、天道內有多宇宙)、或是原宇宙修改(閉環理論)、跳脫天道掌控(難))</text:p>
      <text:p text:style-name="P1"/>
      <text:p text:style-name="P1">天道：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新細明體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9T16:51:22.359000000</dc:date>
    <meta:editing-duration>PT2H4M39S</meta:editing-duration>
    <meta:editing-cycles>51</meta:editing-cycles>
    <meta:generator>LibreOffice/7.1.2.2$Windows_X86_64 LibreOffice_project/8a45595d069ef5570103caea1b71cc9d82b2aae4</meta:generator>
    <meta:document-statistic meta:table-count="0" meta:image-count="0" meta:object-count="0" meta:page-count="5" meta:paragraph-count="104" meta:word-count="2287" meta:character-count="2460" meta:non-whitespace-character-count="2418"/>
  </office:meta>
</office:document-meta>
</file>